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23312" officeooo:paragraph-rsid="00123312"/>
    </style:style>
    <style:style style:name="P2" style:family="paragraph" style:parent-style-name="Preformatted_20_Text">
      <style:text-properties fo:font-weight="bold" officeooo:rsid="00123312" officeooo:paragraph-rsid="00123312" style:font-weight-asian="bold" style:font-weight-complex="bold"/>
    </style:style>
    <style:style style:name="P3" style:family="paragraph" style:parent-style-name="Preformatted_20_Text">
      <style:text-properties fo:color="#000099" fo:font-weight="bold" officeooo:rsid="00123312" officeooo:paragraph-rsid="00123312" style:font-weight-asian="bold" style:font-weight-complex="bold"/>
    </style:style>
    <style:style style:name="P4" style:family="paragraph" style:parent-style-name="Preformatted_20_Text">
      <style:text-properties fo:color="#007826" officeooo:rsid="00123312" officeooo:paragraph-rsid="00123312"/>
    </style:style>
    <style:style style:name="P5" style:family="paragraph" style:parent-style-name="Preformatted_20_Text">
      <style:text-properties fo:color="#661900" officeooo:rsid="00123312" officeooo:paragraph-rsid="00123312"/>
    </style:style>
    <style:style style:name="P6" style:family="paragraph" style:parent-style-name="Text_20_body">
      <style:text-properties fo:color="#000000" fo:font-weight="normal" officeooo:rsid="0017a16e" officeooo:paragraph-rsid="0017a16e" style:font-weight-asian="normal" style:font-weight-complex="normal"/>
    </style:style>
    <style:style style:name="P7" style:family="paragraph" style:parent-style-name="Text_20_body">
      <style:text-properties fo:color="#000000" fo:font-weight="normal" officeooo:rsid="001d1b84" officeooo:paragraph-rsid="001d1b84" style:font-weight-asian="normal" style:font-weight-complex="normal"/>
    </style:style>
    <style:style style:name="P8" style:family="paragraph" style:parent-style-name="Preformatted_20_Text">
      <style:text-properties fo:color="#000099" fo:font-weight="bold" officeooo:rsid="00123312" officeooo:paragraph-rsid="00123312" style:font-weight-asian="bold" style:font-weight-complex="bold"/>
    </style:style>
    <style:style style:name="P9" style:family="paragraph" style:parent-style-name="Preformatted_20_Text">
      <style:text-properties fo:color="#000099" fo:font-weight="bold" officeooo:rsid="0015da2b" officeooo:paragraph-rsid="0015da2b" style:font-weight-asian="bold" style:font-weight-complex="bold"/>
    </style:style>
    <style:style style:name="P10" style:family="paragraph" style:parent-style-name="Preformatted_20_Text">
      <style:text-properties fo:color="#800000" officeooo:rsid="00123312" officeooo:paragraph-rsid="00123312"/>
    </style:style>
    <style:style style:name="P11" style:family="paragraph" style:parent-style-name="Preformatted_20_Text">
      <style:text-properties officeooo:rsid="00123312" officeooo:paragraph-rsid="00123312"/>
    </style:style>
    <style:style style:name="P12" style:family="paragraph" style:parent-style-name="Preformatted_20_Text">
      <style:text-properties fo:color="#000000" fo:font-weight="normal" officeooo:rsid="0015da2b" officeooo:paragraph-rsid="0015da2b" style:font-weight-asian="normal" style:font-weight-complex="normal"/>
    </style:style>
    <style:style style:name="P13" style:family="paragraph" style:parent-style-name="Preformatted_20_Text">
      <style:text-properties fo:color="#000000" fo:font-weight="normal" officeooo:rsid="0017a16e" officeooo:paragraph-rsid="0017a16e" style:font-weight-asian="normal" style:font-weight-complex="normal"/>
    </style:style>
    <style:style style:name="P14" style:family="paragraph" style:parent-style-name="Preformatted_20_Text">
      <style:text-properties fo:color="#000000" fo:font-weight="normal" officeooo:rsid="001d1b84" officeooo:paragraph-rsid="001d1b84" style:font-weight-asian="normal" style:font-weight-complex="normal"/>
    </style:style>
    <style:style style:name="P15" style:family="paragraph" style:parent-style-name="Preformatted_20_Text">
      <style:text-properties fo:color="#661900" fo:font-weight="normal" officeooo:rsid="0017a16e" officeooo:paragraph-rsid="0017a16e" style:font-weight-asian="normal" style:font-weight-complex="normal"/>
    </style:style>
    <style:style style:name="P16" style:family="paragraph" style:parent-style-name="Preformatted_20_Text">
      <style:text-properties officeooo:paragraph-rsid="0015da2b"/>
    </style:style>
    <style:style style:name="P17" style:family="paragraph" style:parent-style-name="Preformatted_20_Text">
      <style:text-properties officeooo:paragraph-rsid="001d1b84"/>
    </style:style>
    <style:style style:name="P18" style:family="paragraph" style:parent-style-name="Preformatted_20_Text">
      <style:text-properties officeooo:paragraph-rsid="001e61ca"/>
    </style:style>
    <style:style style:name="P19" style:family="paragraph" style:parent-style-name="Preformatted_20_Text">
      <style:text-properties officeooo:paragraph-rsid="0021fba1"/>
    </style:style>
    <style:style style:name="P20" style:family="paragraph" style:parent-style-name="Preformatted_20_Text">
      <style:paragraph-properties fo:margin-top="0in" fo:margin-bottom="0.1965in" style:contextual-spacing="false"/>
    </style:style>
    <style:style style:name="P21" style:family="paragraph" style:parent-style-name="Preformatted_20_Text">
      <style:paragraph-properties fo:margin-top="0in" fo:margin-bottom="0.1965in" style:contextual-spacing="false"/>
      <style:text-properties officeooo:paragraph-rsid="001e61ca"/>
    </style:style>
    <style:style style:name="P22" style:family="paragraph" style:parent-style-name="Preformatted_20_Text">
      <style:paragraph-properties fo:margin-top="0in" fo:margin-bottom="0.1965in" style:contextual-spacing="false"/>
      <style:text-properties fo:font-weight="bold" officeooo:rsid="001e61ca" officeooo:paragraph-rsid="001e61ca" style:font-weight-asian="bold" style:font-weight-complex="bold"/>
    </style:style>
    <style:style style:name="P23" style:family="paragraph" style:parent-style-name="Heading_20_1">
      <style:text-properties fo:color="#000000" fo:font-weight="normal" officeooo:rsid="0017a16e" officeooo:paragraph-rsid="0017a16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415f5" style:font-weight-asian="bold" style:font-weight-complex="bold"/>
    </style:style>
    <style:style style:name="T3" style:family="text">
      <style:text-properties fo:color="#000099" fo:font-weight="bold" style:font-weight-asian="bold" style:font-weight-complex="bold"/>
    </style:style>
    <style:style style:name="T4" style:family="text">
      <style:text-properties fo:color="#007826"/>
    </style:style>
    <style:style style:name="T5" style:family="text">
      <style:text-properties fo:color="#661900"/>
    </style:style>
    <style:style style:name="T6" style:family="text">
      <style:text-properties fo:color="#661900" fo:font-weight="bold" style:font-weight-asian="bold" style:font-weight-complex="bold"/>
    </style:style>
    <style:style style:name="T7" style:family="text">
      <style:text-properties fo:color="#661900" officeooo:rsid="001e61ca"/>
    </style:style>
    <style:style style:name="T8" style:family="text">
      <style:text-properties fo:color="#661900" fo:font-weight="normal" style:font-weight-asian="normal" style:font-weight-complex="normal"/>
    </style:style>
    <style:style style:name="T9" style:family="text">
      <style:text-properties fo:color="#661900" officeooo:rsid="0021fba1"/>
    </style:style>
    <style:style style:name="T10" style:family="text">
      <style:text-properties fo:color="#c5000b" fo:font-weight="bold" style:font-weight-asian="bold" style:font-weight-complex="bold"/>
    </style:style>
    <style:style style:name="T11" style:family="text">
      <style:text-properties fo:color="#800000"/>
    </style:style>
    <style:style style:name="T12" style:family="text">
      <style:text-properties officeooo:rsid="00198670"/>
    </style:style>
    <style:style style:name="T13" style:family="text">
      <style:text-properties officeooo:rsid="001b59a1"/>
    </style:style>
    <style:style style:name="T14" style:family="text">
      <style:text-properties fo:color="#000000" fo:font-weight="normal" officeooo:rsid="0015da2b" style:font-weight-asian="normal" style:font-weight-complex="normal"/>
    </style:style>
    <style:style style:name="T15" style:family="text">
      <style:text-properties fo:color="#000000" fo:font-weight="normal" officeooo:rsid="001ca922" style:font-weight-asian="normal" style:font-weight-complex="normal"/>
    </style:style>
    <style:style style:name="T16" style:family="text">
      <style:text-properties fo:color="#000000" fo:font-weight="normal" officeooo:rsid="001e61ca" style:font-weight-asian="normal" style:font-weight-complex="normal"/>
    </style:style>
    <style:style style:name="T17" style:family="text">
      <style:text-properties fo:color="#000000" officeooo:rsid="001e61ca"/>
    </style:style>
    <style:style style:name="T18" style:family="text">
      <style:text-properties fo:color="#000000" fo:font-weight="bold" officeooo:rsid="001e61ca" style:font-weight-asian="bold" style:font-weight-complex="bold"/>
    </style:style>
    <style:style style:name="T19" style:family="text">
      <style:text-properties style:font-name="Liberation Mono" fo:font-size="10pt" style:text-underline-style="none" fo:font-weight="bold" style:font-size-asian="10pt" style:font-weight-asian="bold" style:font-size-complex="10pt" style:font-weight-complex="bold"/>
    </style:style>
    <style:style style:name="T20" style:family="text">
      <style:text-properties style:font-name="Liberation Mono" fo:font-size="10pt" style:text-underline-style="none" fo:font-weight="bold" officeooo:rsid="001d1b84" style:font-size-asian="10pt" style:font-weight-asian="bold" style:font-size-complex="10pt" style:font-weight-complex="bold"/>
    </style:style>
    <style:style style:name="T21" style:family="text">
      <style:text-properties fo:color="#808080"/>
    </style:style>
    <style:style style:name="T22" style:family="text">
      <style:text-properties fo:color="#808080" officeooo:rsid="001d1b84"/>
    </style:style>
    <style:style style:name="T23" style:family="text">
      <style:text-properties officeooo:rsid="001e61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ventions:</text:p>
      <text:p text:style-name="P1"><text:tab/><text:span text:style-name="T4">table name must be plural, lower case<text:tab/><text:tab/><text:tab/>-posts</text:span></text:p>
      <text:p text:style-name="P4"><text:tab/>model Class name must be singular, CamelCase<text:tab/><text:tab/>-Post</text:p>
      <text:p text:style-name="P4"><text:tab/>model file name must be singular, snake_case<text:tab/><text:tab/>-post.rb</text:p>
      <text:p text:style-name="P4"><text:tab/>controller class name must be plural, CamelCase<text:tab/><text:tab/>-PostsController</text:p>
      <text:p text:style-name="P4"><text:tab/>controller file name, snake_case<text:tab/><text:tab/><text:tab/><text:tab/>-posts_controller.rb</text:p>
      <text:p text:style-name="P1"/>
      <text:p text:style-name="P3">Generating a controller </text:p>
      <text:p text:style-name="P10">rails generate controller Articles new index create edit update show destroy</text:p>
      <text:p text:style-name="P1"/>
      <text:p text:style-name="P1">this will generate a controller called Articles. It class name is ArticlesController and file name is articles_controller.rb . And this create above seven actions. If not needed actions, omit them in command.</text:p>
      <text:p text:style-name="P1"/>
      <text:p text:style-name="P1"/>
      <text:p text:style-name="P3">Resource routing</text:p>
      <text:p text:style-name="P1">if we a Controller actions like above that means its more like a controller for handling a valuable resource. It is easier to create all routes in a single line as follows than making separate 7 for all off those actions. In routes.rb add the following command.</text:p>
      <text:p text:style-name="P1"><text:tab/><text:span text:style-name="T11">Resources :articles</text:span></text:p>
      <text:p text:style-name="P1">here articles is the name of table name. Its presented in here as a symbol (:)</text:p>
      <text:p text:style-name="P1"/>
      <text:p text:style-name="P1"/>
      <text:p text:style-name="P1"><text:tab/><text:tab/><text:tab/><text:tab/><text:tab/><text:span text:style-name="T3">Migrations</text:span></text:p>
      <text:p text:style-name="P1">we write active records to create,edit and delete database tables in files called migration files and we should execute those files in-order to actually happen those in database. To execute those files we use the following command.</text:p>
      <text:p text:style-name="P1"><text:tab/>Rake db:migrate</text:p>
      <text:p text:style-name="P1"/>
      <text:p text:style-name="P1">creating model and migration file at once using model generator</text:p>
      <text:p text:style-name="P1">That means we create a database table at the same time we create a model.</text:p>
      <text:p text:style-name="P1">If you tell Rails what columns you want, then statements for adding these columns will also be created inside of migration file. For example, running</text:p>
      <text:p text:style-name="P1">$ rails generate model Product name :string description :text</text:p>
      <text:p text:style-name="P1">(here Product means the class name that should be within the model file) will create a model file along side with a migration file as follows</text:p>
      <text:p text:style-name="P1"/>
      <text:p text:style-name="P5">class CreateProducts &lt; ActiveRecord::Migration</text:p>
      <text:p text:style-name="P5">  def change</text:p>
      <text:p text:style-name="P5">    create_table :products do |t|</text:p>
      <text:p text:style-name="P5">      t.string :name</text:p>
      <text:p text:style-name="P5">      t.text :description</text:p>
      <text:p text:style-name="P5">      t.timestamps</text:p>
      <text:p text:style-name="P5">    end</text:p>
      <text:p text:style-name="P5">  end</text:p>
      <text:p text:style-name="P5">end</text:p>
      <text:p text:style-name="P1"/>
      <text:p text:style-name="P3">Creating a Stand alone Migrations</text:p>
      <text:p text:style-name="P1">In order to edit a table we use stand alone migrations. for this also we can use a generator called migration.</text:p>
      <text:p text:style-name="P1"/>
      <text:p text:style-name="P1"><text:span text:style-name="T5">$ rails generate migration AddPartNumberToProducts</text:span> ,will generated</text:p>
      <text:p text:style-name="P1"/>
      <text:p text:style-name="P1"><text:tab/><text:span text:style-name="T5">class AddPartNumberToProducts &lt; ActiveRecord::Migration</text:span></text:p>
      <text:p text:style-name="P5"><text:s text:c="2"/><text:tab/> <text:s/>def change</text:p>
      <text:p text:style-name="P5"><text:s text:c="2"/><text:tab/> <text:s/>end</text:p>
      <text:p text:style-name="P5"><text:tab/>end</text:p>
      <text:p text:style-name="P5"/>
      <text:p text:style-name="P3">AddXXXToYYY and RemoveXXXFromYYY with columns names</text:p>
      <text:p text:style-name="P1">if the migration name is of the form “AddXXXToYYY or RemoveXXXFromYYY and is followed by a list of column names and types then a migration containing appropriate add_column or remove_column statements will be created.</text:p>
      <text:p text:style-name="P1"/>
      <text:p text:style-name="P5"><text:soft-page-break/>$ rails g migration AddPartNumberToProducts part_number:string price:decimal</text:p>
      <text:p text:style-name="P1"/>
      <text:p text:style-name="P1">will generate</text:p>
      <text:p text:style-name="P1"/>
      <text:p text:style-name="P5">class AddPartNumberToProducts &lt; ActiveRecord::Migration</text:p>
      <text:p text:style-name="P5"><text:s text:c="2"/>def change</text:p>
      <text:p text:style-name="P5"><text:s text:c="4"/>add_column :products, :part_number, :string</text:p>
      <text:p text:style-name="P5"><text:s text:c="4"/>add_column :products, :price, :decimal</text:p>
      <text:p text:style-name="P5"><text:s text:c="2"/>end</text:p>
      <text:p text:style-name="P5">end</text:p>
      <text:p text:style-name="P1"/>
      <text:p text:style-name="P1">similarly,</text:p>
      <text:p text:style-name="P1"/>
      <text:p text:style-name="P5">$ rails generate migration RemovePartNumberFromProducts part_number:string </text:p>
      <text:p text:style-name="P1"/>
      <text:p text:style-name="P1">generates,</text:p>
      <text:p text:style-name="P1"/>
      <text:p text:style-name="P1"><text:s text:c="6"/><text:span text:style-name="T5">class RemovePartNumberFromProducts &lt; ActiveRecord::Migration</text:span></text:p>
      <text:p text:style-name="P5"><text:s text:c="2"/><text:tab/> <text:s/>def up</text:p>
      <text:p text:style-name="P5"><text:s text:c="4"/><text:tab/> <text:s text:c="3"/>remove_column :products, :part_number</text:p>
      <text:p text:style-name="P5"><text:s text:c="8"/>end</text:p>
      <text:p text:style-name="P5"/>
      <text:p text:style-name="P5"><text:s text:c="8"/>def down</text:p>
      <text:p text:style-name="P5"><text:s text:c="9"/>add_column :products, :part_number, :string</text:p>
      <text:p text:style-name="P5"><text:s text:c="8"/>end</text:p>
      <text:p text:style-name="P5"><text:s text:c="6"/>end</text:p>
      <text:p text:style-name="P1"/>
      <text:p text:style-name="P1">Here methods down is for, rolling back the migration if needed. The method change has these methods inbuilt.(The generated migration file for destructive migrations will still be old-style using the up and down methods. Earlier versions did not had a method called change.)</text:p>
      <text:p text:style-name="P1"/>
      <text:p text:style-name="P1">Tables with associations</text:p>
      <text:p text:style-name="P1">suppose we have two tables as articles and author. each articles belongs to one author. That is author author has one or more articles.</text:p>
      <text:p text:style-name="P1"/>
      <text:p text:style-name="P1">So among other attributes (columns) there must be a reference field (attribute/column for referencing other table) if there should be a relation ship between two tables. And name of these reference fields should be in following format.</text:p>
      <text:p text:style-name="P1"/>
      <text:p text:style-name="P1"><text:tab/><text:tab/><text:tab/><text:span text:style-name="T2">t</text:span><text:span text:style-name="T1">able_name</text:span><text:span text:style-name="T10">_id</text:span></text:p>
      <text:p text:style-name="P1"/>
      <text:p text:style-name="P1">that is, there must be a extra field as follows in order to make a relationship between authors table and articles table.</text:p>
      <text:p text:style-name="P1"/>
      <text:p text:style-name="P1"><text:tab/><text:span text:style-name="T6">books table <text:tab/>: authors_id</text:span></text:p>
      <text:p text:style-name="P1"/>
      <text:p text:style-name="P1">We dont want a column in authors table, because author has many books. Always “one” side of “many to one” relation ship gets the foreign key. Because other wise primary key of author may repeat if books_id column is in authors table.</text:p>
      <text:p text:style-name="P1"/>
      <text:p text:style-name="P1">so when we create migrations to create above tables, we should include these extra columns appropriately.</text:p>
      <text:p text:style-name="P1"/>
      <text:p text:style-name="P3">Thats about creating and naming of foreign key field in appropriate table. Now lets look at Models.</text:p>
      <text:p text:style-name="P1">Without associations, the model declarations would look like this:</text:p>
      <text:p text:style-name="P1"><text:tab/><text:span text:style-name="T5">class Author &lt; ApplicationRecord</text:span></text:p>
      <text:p text:style-name="P5"><text:tab/>end</text:p>
      <text:p text:style-name="P5"/>
      <text:p text:style-name="P5"><text:tab/>class Book &lt; ApplicationRecord</text:p>
      <text:p text:style-name="P5"><text:tab/>end</text:p>
      <text:p text:style-name="P1"/>
      <text:p text:style-name="P1"><text:soft-page-break/>Now, suppose we wanted to add a new book for an existing author. We'd need to do something like this:</text:p>
      <text:p text:style-name="P1"><text:tab/><text:span text:style-name="T5">@book = Book.create(published_at: Time.now, author_id: @author.id)</text:span></text:p>
      <text:p text:style-name="P1"/>
      <text:p text:style-name="P1">Or consider deleting an author, and ensuring that all of its books get deleted as well:</text:p>
      <text:p text:style-name="P1"><text:tab/><text:span text:style-name="T5">@books = Book.where(author_id: @author.id)</text:span></text:p>
      <text:p text:style-name="P5"><text:tab/>@books.each do |book|</text:p>
      <text:p text:style-name="P5"><text:tab/> <text:s/>book.destroy</text:p>
      <text:p text:style-name="P5"><text:tab/>end</text:p>
      <text:p text:style-name="P5"/>
      <text:p text:style-name="P5"><text:tab/>@author.destroy</text:p>
      <text:p text:style-name="P1"/>
      <text:p text:style-name="P1">With Active Record associations, we can streamline these - and other - operations by declaratively telling Rails that there is a connection between the two models. Here's the revised code for setting up authors and books:</text:p>
      <text:p text:style-name="P1"><text:tab/><text:span text:style-name="T5">class Author &lt; ApplicationRecord</text:span></text:p>
      <text:p text:style-name="P5"><text:tab/> <text:s/>has_many :books, dependent: :destroy</text:p>
      <text:p text:style-name="P5"><text:tab/>end</text:p>
      <text:p text:style-name="P5"><text:tab/></text:p>
      <text:p text:style-name="P5"><text:tab/>class Book &lt; ApplicationRecord</text:p>
      <text:p text:style-name="P5"><text:tab/> <text:s/>belongs_to :author</text:p>
      <text:p text:style-name="P5"><text:tab/>end</text:p>
      <text:p text:style-name="P1"/>
      <text:p text:style-name="P1">With this change, creating a new book for a particular author is easier:</text:p>
      <text:p text:style-name="P5">@book = @author.books.create(published_at: Time.now)</text:p>
      <text:p text:style-name="P1"/>
      <text:p text:style-name="P1">Deleting an author and all of its books is much easier:</text:p>
      <text:p text:style-name="P5">@author.destroy</text:p>
      <text:p text:style-name="P1"/>
      <text:p text:style-name="P2">Rails supports six types of associations:</text:p>
      <text:p text:style-name="P1">belongs_to </text:p>
      <text:p text:style-name="P1">has_one </text:p>
      <text:p text:style-name="P1">has_many </text:p>
      <text:p text:style-name="P1">has_many :through </text:p>
      <text:p text:style-name="P1">has_one :through </text:p>
      <text:p text:style-name="P1">has_and_belongs_to_many </text:p>
      <text:p text:style-name="P1"/>
      <text:p text:style-name="P1"/>
      <text:p text:style-name="P3">The belongs_to Association</text:p>
      <text:p text:style-name="P1">A belongs_to association sets up a one-to-one connection with another model, such that each instance of the declaring model "belongs to" one instance of the other model. For example, if your application includes authors and books, and each book can be assigned to exactly one author, you'd declare the book model this way:</text:p>
      <text:p text:style-name="P1"><text:tab/><text:span text:style-name="T5">class Book &lt; ApplicationRecord</text:span></text:p>
      <text:p text:style-name="P5"><text:tab/> <text:s/>belongs_to :author</text:p>
      <text:p text:style-name="P5"><text:tab/>end</text:p>
      <text:p text:style-name="P1"/>
      <text:p text:style-name="P1">Note :belongs_to associations must use the <text:span text:style-name="T1">singular</text:span> term of <text:span text:style-name="T1">model</text:span>. Above author is the name of model.</text:p>
      <text:p text:style-name="P1"/>
      <text:p text:style-name="P3">The has_many Association</text:p>
      <text:p text:style-name="P1">A has_many association indicates a one-to-many connection with another model. You'll often find this association on the "other side" of a belongs_to association. This association indicates that each instance of the model has zero or more instances of another model. For example, in an application containing authors and books, the author model could be declared like this:</text:p>
      <text:p text:style-name="P1"><text:tab/><text:span text:style-name="T5">class Author &lt; ApplicationRecord</text:span></text:p>
      <text:p text:style-name="P5"><text:tab/> <text:s/>has_many :books</text:p>
      <text:p text:style-name="P5"><text:tab/>end</text:p>
      <text:p text:style-name="P1"/>
      <text:p text:style-name="P1">Note :The name of the other model is <text:span text:style-name="T1">pluralized</text:span> when declaring a has_many association.</text:p>
      <text:p text:style-name="P9"><text:soft-page-break/>before_action</text:p>
      <text:p text:style-name="P16"><text:span text:style-name="T14">most common practices when writing controllers in Rails is using </text:span><text:span text:style-name="Source_20_Text"><text:span text:style-name="T14">before_actions</text:span></text:span><text:span text:style-name="T14"> to keep them DRY. </text:span><text:span text:style-name="T15">E</text:span>xample would be redirecting to sign in page when the user is not logged in<text:span text:style-name="T14">.</text:span></text:p>
      <text:p text:style-name="P12">earlier versions used this as before_filter. So new syntax for that is before_action.</text:p>
      <text:p text:style-name="P13">In a controller if we add a before_action as follows,</text:p>
      <text:p text:style-name="P13"/>
      <text:p text:style-name="P15">before_action :set_event, only: [:show, :update, :destroy, :edit]</text:p>
      <text:p text:style-name="P13"/>
      <text:p text:style-name="P13"><text:span text:style-name="T13">Then </text:span>the method set_event will have to be called always before any of show, update, destroy <text:span text:style-name="T12">and</text:span> edit actions.</text:p>
      <text:p text:style-name="P13"/>
      <text:h text:style-name="P23" text:outline-level="1"><text:a xlink:type="simple" xlink:href="http://stackoverflow.com/questions/23555618/redirect-to-log-in-page-if-user-is-not-authenticated-with-devise"><text:span text:style-name="T19">Redirect to log_in page if user is not authenticated. </text:span></text:a><text:a xlink:type="simple" xlink:href="http://stackoverflow.com/questions/23555618/redirect-to-log-in-page-if-user-is-not-authenticated-with-devise"><text:span text:style-name="T20">(</text:span></text:a><text:a xlink:type="simple" xlink:href="http://stackoverflow.com/questions/23555618/redirect-to-log-in-page-if-user-is-not-authenticated-with-devise"><text:span text:style-name="T19">with Devise</text:span></text:a><text:span text:style-name="T20">)</text:span></text:h>
      <text:p text:style-name="P7"><text:span text:style-name="T19">1.add this method to application_controller.rb</text:span></text:p>
      <text:p text:style-name="P14"><text:span text:style-name="Source_20_Text"><text:s text:c="2"/></text:span><text:span text:style-name="Source_20_Text"><text:span text:style-name="T5">protected</text:span></text:span></text:p>
      <text:p text:style-name="Preformatted_20_Text"><text:span text:style-name="Source_20_Text"><text:span text:style-name="T5"><text:s text:c="2"/>def authenticate_user!</text:span></text:span></text:p>
      <text:p text:style-name="Preformatted_20_Text"><text:span text:style-name="Source_20_Text"><text:span text:style-name="T5"><text:s text:c="4"/>if user_signed_in?</text:span></text:span></text:p>
      <text:p text:style-name="Preformatted_20_Text"><text:span text:style-name="Source_20_Text"><text:span text:style-name="T5"><text:s text:c="6"/>super</text:span></text:span></text:p>
      <text:p text:style-name="Preformatted_20_Text"><text:span text:style-name="Source_20_Text"><text:span text:style-name="T5"><text:s text:c="4"/>else</text:span></text:span></text:p>
      <text:p text:style-name="P19"><text:span text:style-name="Source_20_Text"><text:span text:style-name="T5"><text:s text:c="6"/>redirect_to </text:span></text:span><text:span text:style-name="Source_20_Text"><text:span text:style-name="T9">new_user_session</text:span></text:span><text:span text:style-name="Source_20_Text"><text:span text:style-name="T5">_path, :notice =&gt; '</text:span></text:span><text:span text:style-name="Source_20_Text"><text:span text:style-name="T9">Notice to be displayed</text:span></text:span><text:span text:style-name="Source_20_Text"><text:span text:style-name="T5">'</text:span></text:span></text:p>
      <text:p text:style-name="Preformatted_20_Text"><text:span text:style-name="Source_20_Text"><text:span text:style-name="T5"><text:s text:c="6"/></text:span></text:span><text:span text:style-name="Source_20_Text"><text:span text:style-name="T21">## if you want render 404 page</text:span></text:span></text:p>
      <text:p text:style-name="P17"><text:span text:style-name="Source_20_Text"><text:span text:style-name="T21"><text:s text:c="6"/>## render :file =&gt; File.join(Rails.root, 'public/404'), :formats =&gt;</text:span></text:span></text:p>
      <text:p text:style-name="P17"><text:span text:style-name="Source_20_Text"><text:span text:style-name="T22"><text:s text:c="6"/>##</text:span></text:span><text:span text:style-name="Source_20_Text"><text:span text:style-name="T21">[:html], :status =&gt; 404, :layout =&gt; false</text:span></text:span></text:p>
      <text:p text:style-name="Preformatted_20_Text"><text:span text:style-name="Source_20_Text"><text:span text:style-name="T5"><text:s text:c="4"/>end</text:span></text:span></text:p>
      <text:p text:style-name="P20"><text:span text:style-name="Source_20_Text"><text:span text:style-name="T5"><text:s text:c="2"/>end</text:span></text:span></text:p>
      <text:p text:style-name="P21"><text:span text:style-name="Source_20_Text"><text:span text:style-name="T18">2.Then call this method on before_action in required controllers</text:span></text:span></text:p>
      <text:p text:style-name="P21"><text:span text:style-name="Source_20_Text"><text:span text:style-name="T16">e.g:</text:span></text:span></text:p>
      <text:p text:style-name="P21"><text:span text:style-name="Source_20_Text"><text:span text:style-name="T5">class HomesController &lt; ApplicationController</text:span></text:span></text:p>
      <text:p text:style-name="P18"><text:span text:style-name="Source_20_Text"><text:span text:style-name="T5"><text:s text:c="2"/>before_filter :authenticate_user!</text:span></text:span></text:p>
      <text:p text:style-name="Preformatted_20_Text"><text:span text:style-name="Source_20_Text"><text:span text:style-name="T5"><text:s text:c="2"/></text:span></text:span><text:span text:style-name="Source_20_Text"><text:span text:style-name="T21">## if you want spesific action for require authentication</text:span></text:span></text:p>
      <text:p text:style-name="Preformatted_20_Text"><text:span text:style-name="Source_20_Text"><text:span text:style-name="T21"><text:s text:c="2"/>## before_filter :authenticate_user!, :only =&gt; [:action1, :action2]</text:span></text:span></text:p>
      <text:p text:style-name="P20"><text:span text:style-name="Source_20_Text"><text:span text:style-name="T5">end</text:span></text:span></text:p>
      <text:p text:style-name="P20"/>
      <text:p text:style-name="P20"><text:span text:style-name="Source_20_Text"><text:span text:style-name="T5"/></text:span></text:p>
      <text:p text:style-name="P22"/>
      <text:p text:style-name="P7"><text:span text:style-name="T19"/></text:p>
      <text:p text:style-name="P6"><text:span text:style-name="T19"/></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9T12:24:21.135440332</dc:date>
    <meta:generator>LibreOffice/4.2.8.2$Linux_X86_64 LibreOffice_project/420m0$Build-2</meta:generator>
    <meta:editing-duration>PT53M41S</meta:editing-duration>
    <meta:editing-cycles>16</meta:editing-cycles>
    <meta:document-statistic meta:table-count="0" meta:image-count="0" meta:object-count="0" meta:page-count="4" meta:paragraph-count="138" meta:word-count="1130" meta:character-count="7711" meta:non-whitespace-character-count="6485"/>
  </office:meta>
</office:document-meta>
</file>